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29"/>SURAT KEPUTUSAN</text:p>
      <text:p text:style-name="P9">No. / 422 / 454 /Adm.Sek</text:p>
      <text:p text:style-name="P10"/>
      <text:p text:style-name="P11">Berdasarkan :</text:p>
      <text:list xml:id="list193727745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400839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29"/><text:bookmark-end text:name="_Hlk481362583MailMergeMark2020-05-06T04:28:41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2.927810830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